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81f26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paragraph-rsid="00181f2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81f26" officeooo:paragraph-rsid="00181f26" style:font-size-asian="10pt" style:font-weight-asian="bold" style:font-size-complex="10pt" style:font-weight-complex="bold"/>
    </style:style>
    <style:style style:name="T1" style:family="text">
      <style:text-properties officeooo:rsid="00181f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F60</text:p>
      <text:p text:style-name="P6">1.</text:p>
      <text:p text:style-name="P1">Als Kunde möchte ich meinen Benutzernamen ändern, um einen neuen Namen zu haben.</text:p>
      <text:p text:style-name="P1"/>
      <text:p text:style-name="P1">AK01: Benutzername hat sich in den Gewünschten geändert</text:p>
      <text:p text:style-name="P1">AK02: Nach dem erfolgreichen Ändern wird dem Kunden eine Meldung angezeigt</text:p>
      <text:p text:style-name="P1"/>
      <text:p text:style-name="P1">Wichtigkeit: mittel</text:p>
      <text:p text:style-name="P1">Typ: Kunde, System</text:p>
      <text:p text:style-name="P1"/>
      <text:p text:style-name="P1"/>
      <text:p text:style-name="P4">LF70</text:p>
      <text:p text:style-name="P5"><text:span text:style-name="T1">2.</text:span></text:p>
      <text:p text:style-name="P3">Als Kunde möchte ich ein Produkt bewerten, um die Qualität Dessen zu verbessern.</text:p>
      <text:p text:style-name="P1"/>
      <text:p text:style-name="P1">AK01: Die Bewertung wurde von einem AStA Mitarbeiter zur Kenntnis genommen.</text:p>
      <text:p text:style-name="P1">AK02: Nach dem erfolgreichen Bewerten wird dem Kunden eine Meldung angezeigt.</text:p>
      <text:p text:style-name="P1">AK03: Dem Kunden wird die Möglichkeit geboten, einen Kommentar zu hinterlassen.</text:p>
      <text:p text:style-name="P1"/>
      <text:p text:style-name="P1">Wichtigkeit: hoch</text:p>
      <text:p text:style-name="P1">Typ: Kunde, System, Produkt, Personal</text:p>
      <text:p text:style-name="P1"/>
      <text:p text:style-name="P1"/>
      <text:p text:style-name="P5"><text:span text:style-name="T1">3.</text:span></text:p>
      <text:p text:style-name="P3">Als Kunde möchte ich ein Produkt bewerten, um Anderen eine Kaufentscheidung zu vereinfachen.</text:p>
      <text:p text:style-name="P1"/>
      <text:p text:style-name="P1">AK01: Die Bewertung wird öffentlich auf der Produktseite angezeigt.</text:p>
      <text:p text:style-name="P1">AK02: Nach dem erfolgreichen Bewerten wird dem Kunden eine Meldung angezeigt.</text:p>
      <text:p text:style-name="P1">AK03: Dem Kunden wird die Möglichkeit geboten, einen Kommentar zu hinterlassen.</text:p>
      <text:p text:style-name="P1"/>
      <text:p text:style-name="P1">Wichtigkeit: hoch</text:p>
      <text:p text:style-name="P1">Typ: Kunde, System, Produkt</text:p>
      <text:p text:style-name="P1"/>
      <text:p text:style-name="P1"/>
      <text:p text:style-name="P4">LF80</text:p>
      <text:p text:style-name="P6">4.</text:p>
      <text:p text:style-name="P1">Als Kunde möchte ich mein Passwort ändern, um meinen Account sicherer zu machen. (Schon angemeldet)</text:p>
      <text:p text:style-name="P1"/>
      <text:p text:style-name="P1">AK01: Der Kunde erhält eine Bestätigungs-eMail zum Ändern des Passworts</text:p>
      <text:p text:style-name="P1">AK02: Die Email wird innerhalb von 5 Minuten versand.</text:p>
      <text:p text:style-name="P1">AK03: Es wird in Echtzeit überprüft und angezeigt, inwiefern das Passwort den Qualitätsanforderungen für Sicherheit entspricht.</text:p>
      <text:p text:style-name="P1">AK04: Sobald das Passwort erfolgreich geändert wurde, erhält der Kunde eine Meldung.</text:p>
      <text:p text:style-name="P1"/>
      <text:p text:style-name="P1">Wichtigkeit: hoch</text:p>
      <text:p text:style-name="P1">Typ: Kunde, System</text:p>
      <text:p text:style-name="P1"/>
      <text:p text:style-name="P6">5.</text:p>
      <text:p text:style-name="P1">Als Kunde möchte ich mein Passwort ändern, um in meinen Account wieder reinzukommen.</text:p>
      <text:p text:style-name="P1"/>
      <text:p text:style-name="P1">AK01: Es ist möglich, das Passwort zu ändern, ohne angemeldet zu sein. </text:p>
      <text:p text:style-name="P1">AK02: Der Kunde erhält eine Bestätigungs-eMail zum Ändern des Passworts</text:p>
      <text:p text:style-name="P1">AK03: Es wird in Echtzeit überprüft und angezeigt, inwiefern das Passwort den Qualitätsanforderungen für Sicherheit entspricht.</text:p>
      <text:p text:style-name="P1">AK04: Die Email wird innerhalb von 5 Minuten versand.</text:p>
      <text:p text:style-name="P1">AK05: Sobald das Passwort erfolgreich geändert wurde, erhält der Kunde eine Meldung.</text:p>
      <text:p text:style-name="P1"/>
      <text:p text:style-name="P1">Wichtigkeit: hoch</text:p>
      <text:p text:style-name="P1">Typ: Kunde, System</text:p>
      <text:p text:style-name="P2"/>
      <text:p text:style-name="P4">LF90</text:p>
      <text:p text:style-name="P6">6.</text:p>
      <text:p text:style-name="P1">Als zukünftiger Kunde möchte ich mich registrieren, um die Features der AStA Shop Seite zu benutzen.</text:p>
      <text:p text:style-name="P1"/>
      <text:p text:style-name="P1">AK01: Es wird beim Registrieren die Möglichkeit geboten, ein selbst gewähltes Profilbild anzulegen, welches per Drag-and-Drop ausgewählt werden kann.</text:p>
      <text:p text:style-name="P1">AK02: Falls das Format des ausgewählten Profilbilds ungültig ist, wird eine Fehlermeldung angezeigt.</text:p>
      <text:p text:style-name="P1">AK03: Es wird in Echtzeit überprüft und angezeigt, inwiefern das Passwort den Qualitätsanforderungen für Sicherheit entspricht.</text:p>
      <text:p text:style-name="P1">AK04: Es wird in Echtzeit überprüft und angezeigt, inwiefern der Benutzername den Richtlinien entspricht.</text:p>
      <text:p text:style-name="P1">AK05: Nach der Registrierung befindet sich der Kunde auf der Startseite.</text:p>
      <text:p text:style-name="P1"/>
      <text:p text:style-name="P1">Wichtigkeit: hoch</text:p>
      <text:p text:style-name="P1">Typ: Kunde, System</text:p>
      <text:p text:style-name="P1"/>
      <text:p text:style-name="P1"/>
      <text:p text:style-name="P4">LF100</text:p>
      <text:p text:style-name="P6">7.</text:p>
      <text:p text:style-name="P1">Als Kunde möchte ich die aktuel<text:span text:style-name="T1">l</text:span>e Verfügbarkeit eines Produkts abfragen, um die Entscheidung über eine Reservierung zu erleichtern.</text:p>
      <text:p text:style-name="P1"/>
      <text:p text:style-name="P1">AK01: Die Verfügbarkeit von Produkten wird symbolisch durch die vier Farben grün,gelb,rot,grau gekennzeichnet.</text:p>
      <text:p text:style-name="P1">AK02: Beim <text:span text:style-name="T1">H</text:span>overn über das Symbol wird dieses detailliert erklärt.</text:p>
      <text:p text:style-name="P1"/>
      <text:p text:style-name="P1">Wichtigkeit: mittel</text:p>
      <text:p text:style-name="P1">Typ: Kunde, Produkt, Person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6:44:03.613000000</meta:creation-date>
    <dc:date>2023-04-16T16:48:26.730000000</dc:date>
    <meta:editing-duration>PT4M23S</meta:editing-duration>
    <meta:editing-cycles>1</meta:editing-cycles>
    <meta:document-statistic meta:table-count="0" meta:image-count="0" meta:object-count="0" meta:page-count="2" meta:paragraph-count="57" meta:word-count="437" meta:character-count="3042" meta:non-whitespace-character-count="2661"/>
    <meta:generator>LibreOffice/7.4.4.2$Windows_X86_64 LibreOffice_project/85569322deea74ec9134968a29af2df5663baa21</meta:generator>
  </office:meta>
</office:document-meta>
</file>